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16.5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59mm" fo:break-before="auto" style:use-optimal-row-height="true"/>
    </style:style>
    <style:style style:name="ro7" style:family="table-row">
      <style:table-row-properties style:row-height="14.22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16.53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9.58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13.95mm" fo:break-before="auto" style:use-optimal-row-height="true"/>
    </style:style>
    <style:style style:name="ro17" style:family="table-row">
      <style:table-row-properties style:row-height="5.03mm" fo:break-before="auto" style:use-optimal-row-height="true"/>
    </style:style>
    <style:style style:name="ro18" style:family="table-row">
      <style:table-row-properties style:row-height="14.02mm" fo:break-before="auto" style:use-optimal-row-height="true"/>
    </style:style>
    <style:style style:name="ro19" style:family="table-row">
      <style:table-row-properties style:row-height="8.47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16.32mm" fo:break-before="auto" style:use-optimal-row-height="true"/>
    </style:style>
    <style:style style:name="ro22" style:family="table-row">
      <style:table-row-properties style:row-height="5.12mm" fo:break-before="auto" style:use-optimal-row-height="true"/>
    </style:style>
    <style:style style:name="ro23" style:family="table-row">
      <style:table-row-properties style:row-height="4.99mm" fo:break-before="auto" style:use-optimal-row-height="true"/>
    </style:style>
    <style:style style:name="ro24" style:family="table-row">
      <style:table-row-properties style:row-height="9.53mm" fo:break-before="auto" style:use-optimal-row-height="true"/>
    </style:style>
    <style:style style:name="ro25" style:family="table-row">
      <style:table-row-properties style:row-height="16.4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ta5" style:family="table" style:master-page-name="PageStyle_5f_Cargaison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24" office:value-type="string" calcext:value-type="string">
            <text:p>Kidnap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ROUND( ([$'AA - Frequences'.B1]/[$'AA - Frequences'.$F$2])*100 ; 2 )" office:value-type="float" office:value="37.5" calcext:value-type="float">
            <text:p>37,5</text:p>
          </table:table-cell>
          <table:table-cell table:style-name="ce26" office:value-type="string" calcext:value-type="string">
            <text:p>%</text:p>
          </table:table-cell>
          <table:table-cell table:style-name="ce24" office:value-type="string" calcext:value-type="string">
            <text:p>Stolen Child</text:p>
          </table:table-cell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argaison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24" office:value-type="string" calcext:value-type="string">
            <text:p>Stolen Shipment</text:p>
          </table:table-cell>
          <table:table-cell table:style-name="ce27" table:formula="of:=SUM([$'AA - Frequences'.B1:$'AA - Frequences'.B49])" office:value-type="float" office:value="16" calcext:value-type="float">
            <text:p>16</text:p>
          </table:table-cell>
          <table:table-cell table:style-name="ce27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crivain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lue Ques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25" office:value-type="string" calcext:value-type="string">
            <text:p>Treasure Lady Trouble</text:p>
          </table:table-cell>
          <table:table-cell table:number-columns-repeated="1019"/>
        </table:table-row>
        <table:table-row table:style-name="ro1" table:number-rows-repeated="996">
          <table:table-cell table:style-name="ce25"/>
          <table:table-cell table:style-name="ce2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9" table:number-columns-repeated="9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3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31" table:formula="of:=INDIRECT(CONCATENATE(&quot;$AA - Frequences.C&quot;;SHEET()-1))" office:value-type="float" office:value="37.5" calcext:value-type="float">
            <text:p>37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Stolen Child" calcext:value-type="string">
            <text:p>Stolen Child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Bandits took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ave to help me, please!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I can’t help, sorry.</text:p>
          </table:table-cell>
          <table:table-cell table:style-name="ce34" office:value-type="string" calcext:value-type="string">
            <text:p>Choice : I’m on it! (quest)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eartless pirate!</text:p>
          </table:table-cell>
          <table:table-cell table:style-name="ce32" office:value-type="string" calcext:value-type="string">
            <text:p>AddCurrentQuest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3" office:value-type="string" calcext:value-type="string">
            <text:p>OtherSpeak : They took him and they went that way.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ShowQuestOnMap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Leave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[suit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1" office:value-type="string" calcext:value-type="string">
            <text:p>RandomRange2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4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A group of bandits is resting in the shade of a tree. They don't seem to have noticed CAPITAINE yet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A group of bandits is dangerously getting closer to CAPITAINE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5" office:value-type="string" calcext:value-type="string">
            <text:p>[choix bandits 1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4"/>
          <table:table-cell table:style-name="ce35" office:value-type="string" calcext:value-type="string">
            <text:p>[choix bandits 2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33" office:value-type="string" calcext:value-type="string">
            <text:p>SetChoices2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SetChoices3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Choice : (don’t get involved)(leave)</text:p>
          </table:table-cell>
          <table:table-cell table:style-name="ce33" office:value-type="string" calcext:value-type="string">
            <text:p>Choice : Hey! Let the kid go! (attack)</text:p>
          </table:table-cell>
          <table:table-cell table:style-name="ce34" table:number-columns-repeated="2"/>
          <table:table-cell table:style-name="ce34" office:value-type="string" calcext:value-type="string">
            <text:p>Choice : (attack)</text:p>
          </table:table-cell>
          <table:table-cell table:style-name="ce33" office:value-type="string" calcext:value-type="string">
            <text:p>Choice : (run)(dex)</text:p>
          </table:table-cell>
          <table:table-cell table:style-name="ce34"/>
          <table:table-cell table:style-name="ce33" office:value-type="string" calcext:value-type="string">
            <text:p>Choice : (charm)(cha)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OtherSpeak : You're kidding, right?</text:p>
          </table:table-cell>
          <table:table-cell table:style-name="ce34" table:number-columns-repeated="2"/>
          <table:table-cell table:style-name="ce33" office:value-type="string" calcext:value-type="string">
            <text:p>PlayerSpeak : Huzzah!</text:p>
          </table:table-cell>
          <table:table-cell table:style-name="ce34" office:value-type="string" calcext:value-type="string">
            <text:p>CheckStatDEX</text:p>
          </table:table-cell>
          <table:table-cell table:style-name="ce34"/>
          <table:table-cell table:style-name="ce34" office:value-type="string" calcext:value-type="string">
            <text:p>CheckStatCHA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table:number-columns-repeated="2"/>
          <table:table-cell table:style-name="ce33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Not this time!</text:p>
          </table:table-cell>
          <table:table-cell table:style-name="ce33" office:value-type="string" calcext:value-type="string">
            <text:p>OtherSpeak : And where do you think you’re going?</text:p>
          </table:table-cell>
          <table:table-cell table:style-name="ce31" office:value-type="string" calcext:value-type="string">
            <text:p>PlayerSpeak : Imperials are on the way, you have ten seconds to leave.</text:p>
          </table:table-cell>
          <table:table-cell table:style-name="ce33" office:value-type="string" calcext:value-type="string">
            <text:p>OtherSpeak : Oh you mean the ones we killed already?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office:value-type="string" calcext:value-type="string">
            <text:p>OtherSpeak : Let’s go, I don’t want to a stinky jail cell again!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table:style-name="ce34"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[combat bandits]</text:p>
          </table:table-cell>
          <table:table-cell table:style-name="ce34" table:number-columns-repeated="3"/>
          <table:table-cell table:style-name="ce31" table:number-columns-repeated="3"/>
          <table:table-cell table:style-name="ce31" office:value-type="string" calcext:value-type="string">
            <text:p>Node=&gt;retrouvag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PlayerSpeak : Get them!</text:p>
          </table:table-cell>
          <table:table-cell table:style-name="ce34" table:number-columns-repeated="3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3" office:value-type="string" calcext:value-type="string">
            <text:p>LaunchCombat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5" office:value-type="string" calcext:value-type="string">
            <text:p>[retrouvag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 office:value-type="string" calcext:value-type="string">
            <text:p>NewCrew1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Finally, I’m going home!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6" office:value-type="string" calcext:value-type="string">
            <text:p>[choix kidnap]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Forget your parents, kid! We could use someone like you! (member)</text:p>
          </table:table-cell>
          <table:table-cell table:style-name="ce34" office:value-type="string" calcext:value-type="string">
            <text:p>Choice : We’re taking you back to your parents! (quest)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Heck yeah!</text:p>
          </table:table-cell>
          <table:table-cell table:style-name="ce34" office:value-type="string" calcext:value-type="string">
            <text:p>OtherSpeak : Thank you so much for saving me!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Anything to avoid the wrath of my parents!</text:p>
          </table:table-cell>
          <table:table-cell table:style-name="ce34" office:value-type="string" calcext:value-type="string">
            <text:p>AccomplishQuest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They'd flog me big time for running away and getting myself in trouble!</text:p>
          </table:table-cell>
          <table:table-cell table:style-name="ce34" office:value-type="string" calcext:value-type="string">
            <text:p>Leave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AddMemb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GiveUpQuest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RemoveKarma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 table:number-rows-repeated="4">
          <table:table-cell table:style-name="ce34" table:number-columns-repeated="8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Where is my child! Is everything ok?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34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34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31" table:number-columns-repeated="24"/>
          <table:table-cell table:number-columns-repeated="998"/>
        </table:table-row>
        <table:table-row table:style-name="ro3" table:number-rows-repeated="941">
          <table:table-cell table:style-name="ce3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5">
        <office:forms form:automatic-focus="false" form:apply-design-mode="false"/>
        <table:table-column table:style-name="co9" table:number-columns-repeated="11" table:default-cell-style-name="ce38"/>
        <table:table-column table:style-name="co10" table:number-columns-repeated="12" table:default-cell-style-name="ce38"/>
        <table:table-column table:style-name="co7" table:number-columns-repeated="3" table:default-cell-style-name="ce38"/>
        <table:table-column table:style-name="co8" table:number-columns-repeated="998" table:default-cell-style-name="ce38"/>
        <table:table-row table:style-name="ro5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5">
          <table:table-cell table:style-name="ce31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31" table:formula="of:=INDIRECT(CONCATENATE(&quot;$AA - Frequences.C&quot;;SHEET()-1))" office:value-type="float" office:value="62.5" calcext:value-type="float">
            <text:p>62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Stolen Shipment" calcext:value-type="string">
            <text:p>Stolen Shipment</text:p>
          </table:table-cell>
          <table:table-cell table:style-name="ce31" table:number-columns-repeated="22"/>
          <table:table-cell table:number-columns-repeated="998"/>
        </table:table-row>
        <table:table-row table:style-name="ro5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1" office:value-type="string" calcext:value-type="string">
            <text:p>OtherSpeak : Bandits!</text:p>
          </table:table-cell>
          <table:table-cell table:style-name="ce31" table:number-columns-repeated="25"/>
          <table:table-cell table:number-columns-repeated="998"/>
        </table:table-row>
        <table:table-row table:style-name="ro6">
          <table:table-cell table:style-name="ce31" office:value-type="string" calcext:value-type="string">
            <text:p>OtherSpeak : They took everything!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7">
          <table:table-cell table:style-name="ce37" office:value-type="string" calcext:value-type="string">
            <text:p>OtherSpeak : You have to help me, please!</text:p>
          </table:table-cell>
          <table:table-cell table:style-name="ce31" table:number-columns-repeated="25"/>
          <table:table-cell table:number-columns-repeated="998"/>
        </table:table-row>
        <table:table-row table:style-name="ro8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7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7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6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8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8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5" table:number-rows-repeated="2">
          <table:table-cell table:style-name="ce31" table:number-columns-repeated="26"/>
          <table:table-cell table:number-columns-repeated="998"/>
        </table:table-row>
        <table:table-row table:style-name="ro5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6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5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10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10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9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8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7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9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9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9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1" office:value-type="string" calcext:value-type="string">
            <text:p>RandomRange4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1">
          <table:table-cell table:style-name="ce31" office:value-type="string" calcext:value-type="string">
            <text:p>PlayerSpeak : Nice! That’s the stolen weapon crates we were looking for!</text:p>
          </table:table-cell>
          <table:table-cell table:style-name="ce37"/>
          <table:table-cell table:style-name="ce31" office:value-type="string" calcext:value-type="string">
            <text:p>PlayerSpeak : Nice! The stock of stolen armors!</text:p>
          </table:table-cell>
          <table:table-cell table:style-name="ce37"/>
          <table:table-cell table:style-name="ce31" office:value-type="string" calcext:value-type="string">
            <text:p>PlayerSpeak : Blimey! Those are the stolen food crates we were looking for!</text:p>
          </table:table-cell>
          <table:table-cell table:style-name="ce37"/>
          <table:table-cell table:style-name="ce31" office:value-type="string" calcext:value-type="string">
            <text:p>PlayerSpeak : Nice! That’s the stolen stuff!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1" table:number-columns-repeated="18"/>
          <table:table-cell table:number-columns-repeated="998"/>
        </table:table-row>
        <table:table-row table:style-name="ro13">
          <table:table-cell table:style-name="ce31" office:value-type="string" calcext:value-type="string">
            <text:p>Choice : (keep the weapons)(loot)</text:p>
          </table:table-cell>
          <table:table-cell table:style-name="ce31" office:value-type="string" calcext:value-type="string">
            <text:p>Choice : (return the weapons)(quest)</text:p>
          </table:table-cell>
          <table:table-cell table:style-name="ce31" office:value-type="string" calcext:value-type="string">
            <text:p>Choice : (keep the armors)(loot)</text:p>
          </table:table-cell>
          <table:table-cell table:style-name="ce31" office:value-type="string" calcext:value-type="string">
            <text:p>Choice : (return the armors)(quest)</text:p>
          </table:table-cell>
          <table:table-cell table:style-name="ce31" office:value-type="string" calcext:value-type="string">
            <text:p>Choice : (keep the food) (loot)</text:p>
          </table:table-cell>
          <table:table-cell table:style-name="ce31" office:value-type="string" calcext:value-type="string">
            <text:p>Choice : (return the food) (quete)</text:p>
          </table:table-cell>
          <table:table-cell table:style-name="ce31" office:value-type="string" calcext:value-type="string">
            <text:p>Choice : (keep everything) (loot)</text:p>
          </table:table-cell>
          <table:table-cell table:style-name="ce31" office:value-type="string" calcext:value-type="string">
            <text:p>Choice : (return the stolen goods) (quest)</text:p>
          </table:table-cell>
          <table:table-cell table:style-name="ce31" table:number-columns-repeated="18"/>
          <table:table-cell table:number-columns-repeated="998"/>
        </table:table-row>
        <table:table-row table:style-name="ro7">
          <table:table-cell table:style-name="ce37" office:value-type="string" calcext:value-type="string">
            <text:p>PlayerSpeak : Forget the money, we’ll keep the goods.</text:p>
          </table:table-cell>
          <table:table-cell table:style-name="ce37" office:value-type="string" calcext:value-type="string">
            <text:p>PlayerSpeak : We got everything, let’s finish the job!</text:p>
          </table:table-cell>
          <table:table-cell table:style-name="ce37" office:value-type="string" calcext:value-type="string">
            <text:p>PlayerSpeak : Forget the money, let’s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abou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1" table:number-columns-repeated="18"/>
          <table:table-cell table:number-columns-repeated="998"/>
        </table:table-row>
        <table:table-row table:style-name="ro5">
          <table:table-cell table:style-name="ce31" office:value-type="string" calcext:value-type="string">
            <text:p>LootWeapon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Clothe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Food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Misc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18"/>
          <table:table-cell table:number-columns-repeated="998"/>
        </table:table-row>
        <table:table-row table:style-name="ro5"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 table:number-columns-repeated="19"/>
          <table:table-cell table:number-columns-repeated="998"/>
        </table:table-row>
        <table:table-row table:style-name="ro5">
          <table:table-cell table:style-name="ce31" table:number-columns-repeated="26"/>
          <table:table-cell table:number-columns-repeated="998"/>
        </table:table-row>
        <table:table-row table:style-name="ro5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14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4">
          <table:table-cell table:style-name="ce37" office:value-type="string" calcext:value-type="string">
            <text:p>OtherSpeak : Did you retrieve my goods?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4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0">
          <table:table-cell table:style-name="ce31" office:value-type="string" calcext:value-type="string">
            <text:p>OtherSpeak : Why even come back if you're empty-handed?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1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I can see you’re empty-handed.</text:p>
          </table:table-cell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5" table:number-rows-repeated="949">
          <table:table-cell table:style-name="ce3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rivain" table:style-name="ta4">
        <table:table-column table:style-name="co9" table:number-columns-repeated="16" table:default-cell-style-name="ce38"/>
        <table:table-column table:style-name="co7" table:number-columns-repeated="10" table:default-cell-style-name="ce38"/>
        <table:table-column table:style-name="co8" table:number-columns-repeated="998" table:default-cell-style-name="ce38"/>
        <table:table-row table:style-name="ro12">
          <table:table-cell table:style-name="ce31" office:value-type="string" calcext:value-type="string">
            <text:p>Nom histoire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1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Writer" calcext:value-type="string">
            <text:p>Writer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debut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What’s your name, friend?</text:p>
          </table:table-cell>
          <table:table-cell table:style-name="ce37" table:number-columns-repeated="6"/>
          <table:table-cell table:style-name="ce32" office:value-type="string" calcext:value-type="string">
            <text:p>[combat écrivain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(lie)</text:p>
          </table:table-cell>
          <table:table-cell table:style-name="ce37" office:value-type="string" calcext:value-type="string">
            <text:p>Choice : (say your name)</text:p>
          </table:table-cell>
          <table:table-cell table:style-name="ce37" table:number-columns-repeated="5"/>
          <table:table-cell table:style-name="ce37" office:value-type="string" calcext:value-type="string">
            <text:p>OtherSpeak : Have you gone mad?!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 : Interesting, because something tells me your name is CAPITAINE...</text:p>
          </table:table-cell>
          <table:table-cell table:style-name="ce37" office:value-type="string" calcext:value-type="string">
            <text:p>PlayerSpeak : CAPITAINE, why?</text:p>
          </table:table-cell>
          <table:table-cell table:style-name="ce37" table:number-columns-repeated="5"/>
          <table:table-cell table:style-name="ce37" office:value-type="string" calcext:value-type="string">
            <text:p>RemoveKarma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Am I wrong?</text:p>
          </table:table-cell>
          <table:table-cell table:style-name="ce37" table:number-columns-repeated="6"/>
          <table:table-cell table:style-name="ce37" office:value-type="string" calcext:value-type="string">
            <text:p>LaunchComba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SetChoices2</text:p>
          </table:table-cell>
          <table:table-cell table:style-name="ce37" table:number-columns-repeated="6"/>
          <table:table-cell table:style-name="ce37" office:value-type="string" calcext:value-type="string">
            <text:p>Node=&gt;écrivain mor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How did you know?!</text:p>
          </table:table-cell>
          <table:table-cell table:style-name="ce37" office:value-type="string" calcext:value-type="string">
            <text:p>Choice : That’s totally wrong.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I knew it, you're CAPITAINE!</text:p>
          </table:table-cell>
          <table:table-cell table:style-name="ce37" office:value-type="string" calcext:value-type="string">
            <text:p>OtherSpeak : Well you should think about changing your name! I’ll still call you CAPITAINE anyway.</text:p>
          </table:table-cell>
          <table:table-cell table:style-name="ce37" table:number-columns-repeated="5"/>
          <table:table-cell table:style-name="ce32" office:value-type="string" calcext:value-type="string">
            <text:p>[écrivain mort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I knew it!</text:p>
          </table:table-cell>
          <table:table-cell table:style-name="ce37" office:value-type="string" calcext:value-type="string">
            <text:p>Node=&gt;suite</text:p>
          </table:table-cell>
          <table:table-cell table:style-name="ce37" table:number-columns-repeated="5"/>
          <table:table-cell table:style-name="ce37" office:value-type="string" calcext:value-type="string">
            <text:p>Narrator : On the writer’s desk, there is only a piece of paper.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7"/>
          <table:table-cell table:style-name="ce37" office:value-type="string" calcext:value-type="string">
            <text:p>SetChoices2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suite]</text:p>
          </table:table-cell>
          <table:table-cell table:style-name="ce37" table:number-columns-repeated="6"/>
          <table:table-cell table:style-name="ce37" office:value-type="string" calcext:value-type="string">
            <text:p>Choice : (take)</text:p>
          </table:table-cell>
          <table:table-cell table:style-name="ce37" office:value-type="string" calcext:value-type="string">
            <text:p>Choice : (leave)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Well CAPITAINE, I have a situation here!</text:p>
          </table:table-cell>
          <table:table-cell table:style-name="ce37" table:number-columns-repeated="6"/>
          <table:table-cell table:style-name="ce37" office:value-type="string" calcext:value-type="string">
            <text:p>AddToInventory&lt;Bout de papier&gt;/Misc</text:p>
          </table:table-cell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You see, I’m a writer.</text:p>
          </table:table-cell>
          <table:table-cell table:style-name="ce37" table:number-columns-repeated="6"/>
          <table:table-cell table:style-name="ce37" office:value-type="string" calcext:value-type="string">
            <text:p>Leave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I need to finish my novel very soon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Only one last page to write actually, but I don’t have any ink left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Could you find me some, please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Yeah, why not 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AddCurrentQues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Come back quick, pleas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Switch=&gt;debu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suit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Ah CAPITAINE, you’re back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Do you have what I asked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Node=&gt;a donné encr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 table:number-rows-repeated="8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a donné encr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eckInInventory&lt;Encrier&gt;/Misc</text:p>
          </table:table-cell>
          <table:table-cell table:style-name="ce37" office:value-type="string" calcext:value-type="string">
            <text:p>Node=&gt;bout de papier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Sorry, I don’t have any ink.</text:p>
          </table:table-cell>
          <table:table-cell table:style-name="ce37" office:value-type="string" calcext:value-type="string">
            <text:p>Choice : I'll see if I can find any for you and bring it back here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Don’t have any ink bottle, sorry.</text:p>
          </table:table-cell>
          <table:table-cell table:style-name="ce37" office:value-type="string" calcext:value-type="string">
            <text:p>Choice : If I find a bottle I’ll give it to you. (quest)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Gosh darn!</text:p>
          </table:table-cell>
          <table:table-cell table:style-name="ce37" office:value-type="string" calcext:value-type="string">
            <text:p>OtherSpeak : Marvellous, thank you!</text:p>
          </table:table-cell>
          <table:table-cell table:style-name="ce37" office:value-type="string" calcext:value-type="string">
            <text:p>OtherSpeak : My saviour, you really found some ink!</text:p>
          </table:table-cell>
          <table:table-cell table:style-name="ce37" office:value-type="string" calcext:value-type="string">
            <text:p>OtherSpeak : Poop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There’s only one other thing I'm missing.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2" office:value-type="string" calcext:value-type="string">
            <text:p>[bout de papier]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7" office:value-type="string" calcext:value-type="string">
            <text:p>OtherSpeak : You wouldn’t have a piece of paper for me now would you?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7" office:value-type="string" calcext:value-type="string">
            <text:p>CheckInInventory&lt;Bout de papier&gt;/Misc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0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ever find one, I’ll bring it to you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find some, I’ll give it to you. (quest)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style-name="ce37" office:value-type="string" calcext:value-type="string">
            <text:p>OtherSpeak : Heck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office:value-type="string" calcext:value-type="string">
            <text:p>OtherSpeak : Blimey ! You’re a saint, thanks!</text:p>
          </table:table-cell>
          <table:table-cell table:style-name="ce37" office:value-type="string" calcext:value-type="string">
            <text:p>OtherSpeak : Darn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2"/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At last, I will be able to finish my novel!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OtherSpeak : Tell you what, my good friend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OtherSpeak : Come see me again in a moment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OtherSpeak : And if the novel is a success... I’ll happily give you your share of the profit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OtherSpeak : It wouldn't have been possible without your help, after all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OtherSpeak : See you around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Switch=&gt;debut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table:number-columns-repeated="4"/>
          <table:table-cell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 table:number-rows-repeated="4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Ah CAPITAINE, there you ar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RandomRange5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I have very bad news, unfortunately.</text:p>
          </table:table-cell>
          <table:table-cell table:number-columns-repeated="3" table:style-name="ce37" office:value-type="string" calcext:value-type="string">
            <text:p>OtherSpeak : You’re back!</text:p>
          </table:table-cell>
          <table:table-cell table:style-name="ce37" office:value-type="string" calcext:value-type="string">
            <text:p>OtherSpeak : Ah, it’s you again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37" office:value-type="string" calcext:value-type="string">
            <text:p>OtherSpeak : The novel did ok, I guess...</text:p>
          </table:table-cell>
          <table:table-cell table:style-name="ce37" office:value-type="string" calcext:value-type="string">
            <text:p>OtherSpeak : The novel did good around these parts!</text:p>
          </table:table-cell>
          <table:table-cell table:style-name="ce37" office:value-type="string" calcext:value-type="string">
            <text:p>OtherSpeak : The novel was an outstanding success, my friend!</text:p>
          </table:table-cell>
          <table:table-cell table:style-name="ce37" office:value-type="string" calcext:value-type="string">
            <text:p>OtherSpeak : The novel was an outstanding success. 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So I don’t have any money to give you, my poor companion.</text:p>
          </table:table-cell>
          <table:table-cell table:style-name="ce37" office:value-type="string" calcext:value-type="string">
            <text:p>OtherSpeak : Here, I didn’t earn much from it but this is for you!</text:p>
          </table:table-cell>
          <table:table-cell table:style-name="ce37" office:value-type="string" calcext:value-type="string">
            <text:p>OtherSpeak : I’m very happy! Here, your share as promised!</text:p>
          </table:table-cell>
          <table:table-cell table:style-name="ce37" office:value-type="string" calcext:value-type="string">
            <text:p>OtherSpeak : I owe you big time! Here, your share!</text:p>
          </table:table-cell>
          <table:table-cell table:style-name="ce37" office:value-type="string" calcext:value-type="string">
            <text:p>OtherSpeak : But, I decided not to give you anything in return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But please, at least have a copy of the book!</text:p>
          </table:table-cell>
          <table:table-cell table:style-name="ce37" office:value-type="string" calcext:value-type="string">
            <text:p>AddGold50</text:p>
          </table:table-cell>
          <table:table-cell table:style-name="ce37" office:value-type="string" calcext:value-type="string">
            <text:p>AddGold150</text:p>
          </table:table-cell>
          <table:table-cell table:style-name="ce37" office:value-type="string" calcext:value-type="string">
            <text:p>AddGold300</text:p>
          </table:table-cell>
          <table:table-cell table:style-name="ce37" office:value-type="string" calcext:value-type="string">
            <text:p>OtherSpeak : You see, your help was insignificant, and I don’t even need you anymore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AddToInventory&lt;Roman&gt;/Misc</text:p>
          </table:table-cell>
          <table:table-cell table:style-name="ce37" office:value-type="string" calcext:value-type="string">
            <text:p>OtherSpeak : Don't forget your copy of the book too!</text:p>
          </table:table-cell>
          <table:table-cell table:style-name="ce37" office:value-type="string" calcext:value-type="string">
            <text:p>OtherSpeak : And a copy of the book for you of course!</text:p>
          </table:table-cell>
          <table:table-cell table:style-name="ce37" office:value-type="string" calcext:value-type="string">
            <text:p>OtherSpeak : And your copy of the book, let me know what you think, partner!</text:p>
          </table:table-cell>
          <table:table-cell table:style-name="ce37" office:value-type="string" calcext:value-type="string">
            <text:p>OtherSpeak : I don’t even have a copy to give you. They’re all gone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Node=&gt;suite bénéfices</text:p>
          </table:table-cell>
          <table:table-cell table:number-columns-repeated="4" table:style-name="ce37" office:value-type="string" calcext:value-type="string">
            <text:p>AddToInventory&lt;Roman&gt;/Misc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/>
          <table:table-cell table:number-columns-repeated="4" table:style-name="ce37" office:value-type="string" calcext:value-type="string">
            <text:p>Node=&gt;suite bénéfices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2" table:number-rows-repeated="3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2" office:value-type="string" calcext:value-type="string">
            <text:p>[suite 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Thanks anyway.</text:p>
          </table:table-cell>
          <table:table-cell table:style-name="ce37" office:value-type="string" calcext:value-type="string">
            <text:p>Choice : That’s not enough! (attack)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FinishQuest</text:p>
          </table:table-cell>
          <table:table-cell table:style-name="ce37" office:value-type="string" calcext:value-type="string">
            <text:p>Node=&gt;combat écrivain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Fare thee well CAPITAINE, thank you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2" table:number-rows-repeated="920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lue Quest" table:style-name="ta6">
        <office:forms form:automatic-focus="false" form:apply-design-mode="false"/>
        <table:table-column table:style-name="co9" table:number-columns-repeated="11" table:default-cell-style-name="ce38"/>
        <table:table-column table:style-name="co10" table:number-columns-repeated="12" table:default-cell-style-name="ce38"/>
        <table:table-column table:style-name="co7" table:number-columns-repeated="3" table:default-cell-style-name="ce38"/>
        <table:table-column table:style-name="co8" table:number-columns-repeated="998" table:default-cell-style-name="ce38"/>
        <table:table-row table:style-name="ro5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5">
          <table:table-cell table:style-name="ce31" table:formula="of:=INDIRECT(CONCATENATE(&quot;$AA - Frequences.A&quot;;SHEET ()-1))" office:value-type="string" office:string-value="Clue Quest" calcext:value-type="string">
            <text:p>Clue Quest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reasure Lady Trouble" calcext:value-type="string">
            <text:p>Treasure Lady Trouble</text:p>
          </table:table-cell>
          <table:table-cell table:style-name="ce31" table:number-columns-repeated="22"/>
          <table:table-cell table:number-columns-repeated="998"/>
        </table:table-row>
        <table:table-row table:style-name="ro5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1" office:value-type="string" calcext:value-type="string">
            <text:p>OtherSpeak : Mounths ago, a handful of vile crooks came !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1" office:value-type="string" calcext:value-type="string">
            <text:p>OtherSpeak : Looking for some intel on NOMTRESOR.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6">
          <table:table-cell table:style-name="ce37" office:value-type="string" calcext:value-type="string">
            <text:p>OtherSpeak : They stole some of my husbands research</text:p>
          </table:table-cell>
          <table:table-cell table:style-name="ce31" table:number-columns-repeated="25"/>
          <table:table-cell table:number-columns-repeated="998"/>
        </table:table-row>
        <table:table-row table:style-name="ro16">
          <table:table-cell table:style-name="ce37" office:value-type="string" calcext:value-type="string">
            <text:p>OtherSpeak : Get it for me and I’ll share it with you.</text:p>
          </table:table-cell>
          <table:table-cell table:style-name="ce31" table:number-columns-repeated="25"/>
          <table:table-cell table:number-columns-repeated="998"/>
        </table:table-row>
        <table:table-row table:style-name="ro16">
          <table:table-cell table:style-name="ce37" office:value-type="string" calcext:value-type="string">
            <text:p>OtherSpeak : It’s the only thing that I have left of him.</text:p>
          </table:table-cell>
          <table:table-cell table:style-name="ce31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18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18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19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17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17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5" table:number-rows-repeated="2">
          <table:table-cell table:style-name="ce31" table:number-columns-repeated="26"/>
          <table:table-cell table:number-columns-repeated="998"/>
        </table:table-row>
        <table:table-row table:style-name="ro5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19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5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9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17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7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2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18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9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9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9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1" office:value-type="string" calcext:value-type="string">
            <text:p>Node=&gt;cargaison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9" table:number-rows-repeated="4">
          <table:table-cell table:style-name="ce31"/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1">
          <table:table-cell table:style-name="ce31" office:value-type="string" calcext:value-type="string">
            <text:p>Narrator : The bandit leader seems to have some diaries and maps in a small purse.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1">
          <table:table-cell table:style-name="ce31" office:value-type="string" calcext:value-type="string">
            <text:p>Narrator : Although nothing seems to make any sense for CAPITAINE.</text:p>
          </table:table-cell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20"/>
          <table:table-cell table:number-columns-repeated="998"/>
        </table:table-row>
        <table:table-row table:style-name="ro16">
          <table:table-cell table:style-name="ce37" office:value-type="string" calcext:value-type="string">
            <text:p>Narrator : Maybe the old lady will manage to make sense of it.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22">
          <table:table-cell table:style-name="ce37" office:value-type="string" calcext:value-type="string">
            <text:p>AccomplishQuest</text:p>
          </table:table-cell>
          <table:table-cell table:style-name="ce31" table:number-columns-repeated="25"/>
          <table:table-cell table:number-columns-repeated="998"/>
        </table:table-row>
        <table:table-row table:style-name="ro23"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9">
          <table:table-cell table:style-name="ce37" table:number-columns-repeated="8"/>
          <table:table-cell table:style-name="ce31" table:number-columns-repeated="18"/>
          <table:table-cell table:number-columns-repeated="998"/>
        </table:table-row>
        <table:table-row table:style-name="ro5" table:number-rows-repeated="2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19"/>
          <table:table-cell table:number-columns-repeated="998"/>
        </table:table-row>
        <table:table-row table:style-name="ro5">
          <table:table-cell table:style-name="ce31" table:number-columns-repeated="26"/>
          <table:table-cell table:number-columns-repeated="998"/>
        </table:table-row>
        <table:table-row table:style-name="ro5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24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6">
          <table:table-cell table:style-name="ce37" office:value-type="string" calcext:value-type="string">
            <text:p>OtherSpeak : Did you get my husbands work !?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7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4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1">
          <table:table-cell table:style-name="ce31" office:value-type="string" calcext:value-type="string">
            <text:p>OtherSpeak : Then don’t expect I’ll tell you anything about NOMTRESOR !!!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1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You don’t have anything to show</text:p>
          </table:table-cell>
          <table:table-cell table:style-name="ce31" table:number-columns-repeated="23"/>
          <table:table-cell table:number-columns-repeated="998"/>
        </table:table-row>
        <table:table-row table:style-name="ro5">
          <table:table-cell table:style-name="ce31"/>
          <table:table-cell table:style-name="Default" office:value-type="string" calcext:value-type="string">
            <text:p>OtherSpeak : Sadly, even after a life’s work, my husband only figured one thing about NOMTRESOR.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15">
          <table:table-cell table:style-name="ce31"/>
          <table:table-cell table:style-name="ce31" office:value-type="string" calcext:value-type="string">
            <text:p>OtherSpeak : One word, came up in all of his research</text:p>
          </table:table-cell>
          <table:table-cell table:style-name="ce31" table:number-columns-repeated="24"/>
          <table:table-cell table:number-columns-repeated="998"/>
        </table:table-row>
        <table:table-row table:style-name="ro5">
          <table:table-cell table:style-name="ce31"/>
          <table:table-cell table:style-name="ce31" office:value-type="string" calcext:value-type="string">
            <text:p>OtherSpeak : FORMULA</text:p>
          </table:table-cell>
          <table:table-cell table:style-name="ce31" table:number-columns-repeated="24"/>
          <table:table-cell table:number-columns-repeated="998"/>
        </table:table-row>
        <table:table-row table:style-name="ro25">
          <table:table-cell table:style-name="ce31"/>
          <table:table-cell table:style-name="ce31" office:value-type="string" calcext:value-type="string">
            <text:p>OtherSpeak : I hope it’s enough for you to carry on the search for NOMTRESOR</text:p>
          </table:table-cell>
          <table:table-cell table:style-name="ce31" table:number-columns-repeated="24"/>
          <table:table-cell table:number-columns-repeated="998"/>
        </table:table-row>
        <table:table-row table:style-name="ro9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Default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5" table:number-rows-repeated="949">
          <table:table-cell table:style-name="ce31" table:number-columns-repeated="26"/>
          <table:table-cell table:number-columns-repeated="998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3:39:21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4T13:46:30.510000000</dc:date>
    <meta:editing-duration>PT7H36M45S</meta:editing-duration>
    <meta:editing-cycles>16</meta:editing-cycles>
    <meta:generator>LibreOffice/6.1.2.1$Windows_X86_64 LibreOffice_project/65905a128db06ba48db947242809d14d3f9a93fe</meta:generator>
    <meta:document-statistic meta:table-count="5" meta:cell-count="490" meta:object-count="0"/>
  </office:meta>
</office:document-meta>
</file>